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999999"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0.4cm" svg:x="2.1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2cm" svg:x="0.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2.1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2cm" svg:x="9.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11.1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5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2.1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5cm" svg:x="9.1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11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Zueger</meta:initial-creator>
    <meta:creation-date>2015-01-08T14:41:42.368579066</meta:creation-date>
    <dc:date>2015-01-08T15:34:49.096963763</dc:date>
    <dc:creator>Martin Zueger</dc:creator>
    <meta:editing-duration>PT20S</meta:editing-duration>
    <meta:editing-cycles>5</meta:editing-cycles>
    <meta:generator>LibreOffice/4.1.3.2$Linux_X86_64 LibreOffice_project/410m0$Build-2</meta:generator>
    <meta:document-statistic meta:object-count="21"/>
  </office:meta>
</office:document-meta>
</file>